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e21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eda9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f4b1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0ae7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364e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cf05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d0f06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ed11e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2ac0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22f8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1912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2d3e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1d24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42ca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3834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4282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3c58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3daf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6a3c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6e4e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57a5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5f06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6726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5b58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568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61e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f92f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b43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a4ded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5f0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a6ed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af20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aa4d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aba29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a7c4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aff5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c7b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ce4c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316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d9d0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d8371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707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898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9498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b8e5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c0fab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c6c4a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c90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c433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f1e7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98d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a8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ac2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f209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eb8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e925e6d" officeooo:paragraph-rsid="3f61e0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4dedd" officeooo:paragraph-rsid="3fb8e5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17cb7444"/>
    </style:style>
    <style:style style:name="T3" style:family="text">
      <style:text-properties style:text-underline-style="solid" style:text-underline-width="auto" style:text-underline-color="font-color" officeooo:rsid="2d160841"/>
    </style:style>
    <style:style style:name="T4" style:family="text">
      <style:text-properties fo:color="#010101"/>
    </style:style>
    <style:style style:name="T5" style:family="text">
      <style:text-properties fo:color="#010101" fo:font-size="16pt" style:font-size-asian="16pt" style:font-size-complex="16pt"/>
    </style:style>
    <style:style style:name="T6" style:family="text">
      <style:text-properties fo:color="#010101" fo:font-size="12pt" style:font-size-asian="12pt" style:font-size-complex="12pt"/>
    </style:style>
    <style:style style:name="T7" style:family="text">
      <style:text-properties fo:color="#010101" fo:font-size="11pt" style:font-size-asian="11pt" style:font-size-complex="11pt"/>
    </style:style>
    <style:style style:name="T8" style:family="text">
      <style:text-properties fo:color="#010101" fo:font-size="15pt" style:font-size-asian="15pt" style:font-size-complex="15pt"/>
    </style:style>
    <style:style style:name="T9" style:family="text">
      <style:text-properties fo:color="#010101" officeooo:rsid="376c64b1"/>
    </style:style>
    <style:style style:name="T10" style:family="text">
      <style:text-properties style:font-name="Arial1" officeooo:rsid="4372f851" style:font-name-asian="Arial1"/>
    </style:style>
    <style:style style:name="T11" style:family="text">
      <style:text-properties officeooo:rsid="376c64b1"/>
    </style:style>
    <style:style style:name="T12" style:family="text">
      <style:text-properties officeooo:rsid="42b62e9a"/>
    </style:style>
    <style:style style:name="T13" style:family="text">
      <style:text-properties officeooo:rsid="3f11d088"/>
    </style:style>
    <style:style style:name="T14" style:family="text">
      <style:text-properties officeooo:rsid="24ffe503"/>
    </style:style>
    <style:style style:name="T15" style:family="text">
      <style:text-properties style:font-name="標楷體1" style:font-name-asian="標楷體1"/>
    </style:style>
    <style:style style:name="T16" style:family="text">
      <style:text-properties style:font-name="標楷體1" officeooo:rsid="376c64b1" style:font-name-asian="標楷體1"/>
    </style:style>
    <style:style style:name="T17" style:family="text">
      <style:text-properties style:font-name="標楷體1" officeooo:rsid="24ffe503" style:font-name-asian="標楷體1"/>
    </style:style>
    <style:style style:name="T18" style:family="text">
      <style:text-properties officeooo:rsid="2d16084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806225237" text:style-name="L1">
        <text:list-item>
          <text:p text:style-name="P1"><text:bookmark-start text:name="階級複製"/>階級複製<text:bookmark-end text:name="階級複製"/></text:p>
          <text:list>
            <text:list-item>
              <text:p text:style-name="P2"><text:span text:style-name="T11">階級複製 是 資產、常識、人脈 複製</text:span>。</text:p>
            </text:list-item>
            <text:list-item>
              <text:p text:style-name="P3"><text:span text:style-name="T11">階級複製 是，</text:span>祖代 傳承 資產<text:span text:style-name="T11">、常識、人脈 給 子代</text:span>。</text:p>
            </text:list-item>
            <text:list-item>
              <text:p text:style-name="P28"><text:span text:style-name="T11">階級複製 是，第一個個體 </text:span>傳承 資產<text:span text:style-name="T11">、常識、人脈 給 第二個個體</text:span>。</text:p>
              <text:list>
                <text:list-item>
                  <text:p text:style-name="P4"><text:span text:style-name="T11">資產、常識、人脈</text:span>。</text:p>
                  <text:list>
                    <text:list-item>
                      <text:p text:style-name="P4"><text:span text:style-name="T12">資產 </text:span><text:span text:style-name="T10">↔</text:span><text:span text:style-name="T12"> 肉質層型傳承、被賦予型傳承</text:span>。<text:span text:style-name="T8">（被賦予型傳承 的 明顯例子，權力、地位、名聲）</text:span></text:p>
                    </text:list-item>
                    <text:list-item>
                      <text:p text:style-name="P4">常識<text:span text:style-name="T12"> </text:span><text:span text:style-name="T10">↔</text:span><text:span text:style-name="T12"> 意識層型傳承</text:span>。<text:span text:style-name="T6">（被賦予 是，某一特定個體 被 其他個體 賦予 某一特定 權力、地位、名聲）</text:span></text:p>
                    </text:list-item>
                    <text:list-item>
                      <text:p text:style-name="P5">人脈<text:span text:style-name="T12"> </text:span><text:span text:style-name="T10">↔</text:span><text:span text:style-name="T12"> 關係型傳承</text:span>。<text:span text:style-name="T5">（被賦予型傳承 是，祖代 傳承 該權力、該地位、該名聲 給 子代）</text:span></text:p>
                    </text:list-item>
                  </text:list>
                </text:list-item>
                <text:list-item>
                  <text:p text:style-name="P6"><text:span text:style-name="T11">資產、常識、人脈</text:span>。<text:span text:style-name="T4">（日常 是 日常生活（、修煉生活））（道德 是 道、德）</text:span></text:p>
                  <text:list>
                    <text:list-item>
                      <text:p text:style-name="P7"><text:span text:style-name="T12">資產 </text:span><text:span text:style-name="T10">↔</text:span><text:span text:style-name="T12"> 金錢、權力、地位、名聲、基因、股票、書籍、載具、房屋、土地、公司、產業</text:span>。</text:p>
                    </text:list-item>
                    <text:list-item>
                      <text:p text:style-name="P8">常識<text:span text:style-name="T12"> </text:span><text:span text:style-name="T10">↔</text:span><text:span text:style-name="T12"> 日常、道德、知識、記憶、技術、技巧、習慣、習俗、文化、信念、思想、思維</text:span>。</text:p>
                    </text:list-item>
                    <text:list-item>
                      <text:p text:style-name="P9">人脈<text:span text:style-name="T12"> </text:span><text:span text:style-name="T10">↔</text:span><text:span text:style-name="T12"> 組織、社團、同好、</text:span>夥伴<text:span text:style-name="T12">、</text:span>親戚<text:span text:style-name="T12">、</text:span>朋友<text:span text:style-name="T12">、隊友、盟友、對手、上司、同事、下屬</text:span>。</text:p>
                    </text:list-item>
                  </text:list>
                </text:list-item>
              </text:list>
            </text:list-item>
            <text:list-item>
              <text:p text:style-name="P9">某一特定個體的 資產、常識、人脈 越多、越優良，該個體 能夠承受的 失敗、嘗試 次數 越多。</text:p>
              <text:list>
                <text:list-item>
                  <text:p text:style-name="P9">該個體，失敗次數 越多 →<text:span text:style-name="T13"> </text:span>經驗 越多 →<text:span text:style-name="T13"> </text:span>失敗、受挫 耐性、耐受性、免疫力 越高。</text:p>
                  <text:list>
                    <text:list-item>
                      <text:p text:style-name="P9">假定，該個體 有 從經驗中學習、持續改良做法。<text:span text:style-name="T7">（假定，該個體的 肉質層、意識層 沒有 崩潰、斷裂）</text:span></text:p>
                      <text:list>
                        <text:list-item>
                          <text:p text:style-name="P10">該個體 能夠擁有 越多的 常識。<text:span text:style-name="T4">（意識層 崩潰、斷裂 的 明顯例子，命運石之門）</text:span></text:p>
                        </text:list-item>
                        <text:list-item>
                          <text:p text:style-name="P10">該個體 能夠傳承 越多的 常識，給 子代。</text:p>
                        </text:list-item>
                      </text:list>
                    </text:list-item>
                  </text:list>
                </text:list-item>
                <text:list-item>
                  <text:p text:style-name="P11">該個體，嘗試次數 越多 →<text:span text:style-name="T13"> </text:span>經驗 越多 →<text:span text:style-name="T13"> 失敗、成功</text:span> 耐性、耐受性、免疫力 越高。</text:p>
                  <text:list>
                    <text:list-item>
                      <text:p text:style-name="P9">該個體 成功的 次數、頻率 越多、越高。</text:p>
                      <text:list>
                        <text:list-item>
                          <text:p text:style-name="P10">該個體 有機率擁有 越多的 <text:span text:style-name="T11">資產、人脈</text:span>。</text:p>
                        </text:list-item>
                        <text:list-item>
                          <text:p text:style-name="P10">該個體 有機率傳承 越多的 <text:span text:style-name="T11">資產、人脈</text:span>，給 子代。</text:p>
                        </text:list-item>
                        <text:list-item>
                          <text:p text:style-name="P12">假定，該個體 有 從經驗中學習、持續改良做法。</text:p>
                          <text:list>
                            <text:list-item>
                              <text:p text:style-name="P13">該個體 能夠擁有 越多的 常識。</text:p>
                            </text:list-item>
                            <text:list-item>
                              <text:p text:style-name="P14">該個體 能夠傳承 越多的 常識，給 子代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">培養、養活。</text:p>
              <text:list>
                <text:list-item>
                  <text:p text:style-name="P15">假定，某一特定個體 越是 培養、養活 子代。<text:span text:style-name="T4">（培養 是 提升、昇華 </text:span><text:span text:style-name="T9">資產、常識、人脈</text:span><text:span text:style-name="T4">）</text:span></text:p>
                  <text:list>
                    <text:list-item>
                      <text:p text:style-name="P16">子代的 <text:span text:style-name="T11">資產、常識、人脈 上升機率越高、上升幅度越高</text:span>。</text:p>
                      <text:list>
                        <text:list-item>
                          <text:p text:style-name="P16"><text:span text:style-name="T11">階級複製、階級上升 的 機率、幅度 越高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6">假定，某一特定個體 越是 不培養、只養活 子代。</text:p>
                  <text:list>
                    <text:list-item>
                      <text:p text:style-name="P17">子代的 <text:span text:style-name="T11">資產、常識、人脈 下降機率越高、下降幅度越高</text:span>。</text:p>
                      <text:list>
                        <text:list-item>
                          <text:p text:style-name="P18"><text:span text:style-name="T11">階級複製、階級下降 的 機率、幅度 越高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8">假定，某一特定個體 越是 只培養、不養活 子代。</text:p>
                  <text:list>
                    <text:list-item>
                      <text:p text:style-name="P19">子代 進入『完全死亡狀態』的<text:span text:style-name="T11"> 機率 越高</text:span>。</text:p>
                    </text:list-item>
                  </text:list>
                </text:list-item>
                <text:list-item>
                  <text:p text:style-name="P19">假定，某一特定個體 越是 不培養、不養活 子代。</text:p>
                  <text:list>
                    <text:list-item>
                      <text:p text:style-name="P19">子代 進入『完全死亡狀態』的<text:span text:style-name="T11"> 機率 越高</text:span>。</text:p>
                    </text:list-item>
                  </text:list>
                </text:list-item>
              </text:list>
            </text:list-item>
            <text:list-item>
              <text:p text:style-name="P20">資產、時間。</text:p>
              <text:list>
                <text:list-item>
                  <text:p text:style-name="P20">個體的 資產 越少，生存時間 越多，生活時間 越少。</text:p>
                </text:list-item>
                <text:list-item>
                  <text:p text:style-name="P20">個體的 <text:span text:style-name="T11">資產 越多，生存時間 越少，生活時間 越多</text:span>。</text:p>
                  <text:list>
                    <text:list-item>
                      <text:p text:style-name="P21">生存時間 是 為了 生存（，工作、抉擇、犧牲）的（生存）時間。</text:p>
                      <text:list>
                        <text:list-item>
                          <text:p text:style-name="P21">明顯例子，打工、工作、不能陪伴家人、加班、疲憊、高壓、僵化、慣性 的 時間。</text:p>
                        </text:list-item>
                      </text:list>
                    </text:list-item>
                    <text:list-item>
                      <text:p text:style-name="P21"><text:span text:style-name="T11">生活時間 是 體驗 生活（，自由、舒適、享受）的（生活）時間</text:span>。</text:p>
                      <text:list>
                        <text:list-item>
                          <text:p text:style-name="P21">明顯例子，喝茶、聊天、家族聚會、外出旅遊、睡覺、紓壓、活化、思考 的 時間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階級複製的 影響程度。</text:p>
              <text:list>
                <text:list-item>
                  <text:p text:style-name="P22"><text:span text:style-name="T15">環境 &gt; 祖代的 資產</text:span><text:span text:style-name="T16">、常識、人脈 &gt; </text:span><text:span text:style-name="T15">子</text:span>代的選擇和努力。</text:p>
                  <text:list>
                    <text:list-item>
                      <text:p text:style-name="P23">環境 越好、越優良，<text:span text:style-name="T15">子</text:span>代 <text:span text:style-name="T11">階級複製、階級上升 的 機率、幅度 越高</text:span>。</text:p>
                    </text:list-item>
                    <text:list-item>
                      <text:p text:style-name="P24"><text:span text:style-name="T15">祖代的 資產</text:span><text:span text:style-name="T16">、常識、人脈</text:span> 越好、越優良，<text:span text:style-name="T15">子</text:span>代 <text:span text:style-name="T11">階級複製、階級上升 的 機率 越高</text:span>。</text:p>
                    </text:list-item>
                    <text:list-item>
                      <text:p text:style-name="P24"><text:span text:style-name="T15">子</text:span>代的 選擇、努力 越好、越優良，<text:span text:style-name="T15">子</text:span>代 <text:span text:style-name="T11">階級複製、階級上升 的 機率、幅度 越高</text:span>。</text:p>
                    </text:list-item>
                  </text:list>
                </text:list-item>
                <text:list-item>
                  <text:p text:style-name="P25"><text:span text:style-name="T15">家庭、家境 &gt; 國家、國情 &gt; </text:span>學校、職場<text:span text:style-name="T16"> &gt; </text:span><text:span text:style-name="T15">子</text:span>代的選擇和努力。</text:p>
                </text:list-item>
                <text:list-item>
                  <text:p text:style-name="P26">（布朗芬布倫納<text:span text:style-name="T14"> 認定的</text:span>）<text:span text:style-name="T14">生態系統理論。</text:span></text:p>
                  <text:list>
                    <text:list-item>
                      <text:p text:style-name="P26"><text:span text:style-name="T17">微觀系統 &gt; 中層系統 &gt; 外層系統 &gt; 宏觀系統 &gt; 時</text:span><text:span text:style-name="T14">間系統</text:span>。</text:p>
                    </text:list-item>
                    <text:list-item>
                      <text:p text:style-name="P57"><text:span text:style-name="T18">（生態系統理論 的 相關描述在 </text:span><text:span text:style-name="T3">哲學</text:span><text:span text:style-name="T18"> 文件群的 </text:span><text:span text:style-name="T2">布朗芬布倫納</text:span><text:span text:style-name="T18">）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bookmark-start text:name="習俗"/>習俗<text:bookmark-end text:name="習俗"/></text:p>
          <text:list>
            <text:list-item>
              <text:p text:style-name="P29">習俗的 分類。</text:p>
              <text:list>
                <text:list-item>
                  <text:p text:style-name="P29">國家型習俗、文化型習俗、文明型習俗。</text:p>
                </text:list-item>
                <text:list-item>
                  <text:p text:style-name="P29">本能型習俗、傳承型習俗。</text:p>
                </text:list-item>
              </text:list>
            </text:list-item>
            <text:list-item>
              <text:p text:style-name="P30">習俗 是 群體的 習慣。</text:p>
              <text:list>
                <text:list-item>
                  <text:p text:style-name="P31">習俗 是 群體（共同、相同）的 習慣、小習慣、習慣動作、慣性、潛意識行為、無意識行為。</text:p>
                </text:list-item>
                <text:list-item>
                  <text:p text:style-name="P30">習俗 是 國家、文化、文明 的 習慣、小習慣、習慣動作、慣性、潛意識行為、無意識行為。</text:p>
                  <text:list>
                    <text:list-item>
                      <text:p text:style-name="P32">國家型習俗 的 明顯例子，感恩節吃火雞。</text:p>
                      <text:list>
                        <text:list-item>
                          <text:p text:style-name="P33">假定，某一特定個體 生存、生活 在 美國。</text:p>
                          <text:list>
                            <text:list-item>
                              <text:p text:style-name="P33">該個體 有機率（很自然、毫無懷疑、自然而然、理所當然）感恩節吃火雞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4">文化型習俗 的 明顯例子，在農曆過年吃團圓飯。</text:p>
                      <text:list>
                        <text:list-item>
                          <text:p text:style-name="P35">假定，某一特定個體 生存、生活 在 農民曆文化。</text:p>
                          <text:list>
                            <text:list-item>
                              <text:p text:style-name="P35">該個體 有機率（很自然、毫無懷疑、自然而然、理所當然）在農曆過年吃團圓飯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6">文明型習俗 的 明顯例子，剪指甲、穿衣服、吃飯前要洗手、過新年放煙火。</text:p>
                      <text:list>
                        <text:list-item>
                          <text:p text:style-name="P37">假定，某一特定個體 生存、生活 在 人類文明。</text:p>
                          <text:list>
                            <text:list-item>
                              <text:p text:style-name="P37">該個體 有機率（很自然、毫無懷疑、自然而然、理所當然）剪指甲、穿衣服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38">明顯例子，假定，某一特定個體 生存、生活 在 某一特定群體。</text:p>
                  <text:list>
                    <text:list-item>
                      <text:p text:style-name="P39">假定，該群體 有 某一特定習慣。</text:p>
                      <text:list>
                        <text:list-item>
                          <text:p text:style-name="P38">假定，該群體的 個體群 有 某一特定（共同的、相同的）習慣。</text:p>
                        </text:list-item>
                        <text:list-item>
                          <text:p text:style-name="P39">該習慣 是 流行、習俗。</text:p>
                          <text:list>
                            <text:list-item>
                              <text:p text:style-name="P40">該習慣 是 該群體的 流行、習俗。</text:p>
                            </text:list-item>
                            <text:list-item>
                              <text:p text:style-name="P38">流行、習俗。</text:p>
                              <text:list>
                                <text:list-item>
                                  <text:p text:style-name="P38">流行 是 短暫、暫態、橫向傳承。</text:p>
                                </text:list-item>
                                <text:list-item>
                                  <text:p text:style-name="P41">習俗 是 長久、穩態、橫向傳承、縱向傳承。</text:p>
                                </text:list-item>
                              </text:list>
                            </text:list-item>
                            <text:list-item>
                              <text:p text:style-name="P42">流行<text:span text:style-name="T12"> → 習俗。</text:span></text:p>
                              <text:list>
                                <text:list-item>
                                  <text:p text:style-name="P38">流行 有機率變成 習俗。</text:p>
                                  <text:list>
                                    <text:list-item>
                                      <text:p text:style-name="P38">明顯例子，在 中秋節 烤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該個體 有機率做出 該習慣。</text:p>
                      <text:list>
                        <text:list-item>
                          <text:p text:style-name="P44">該個體 有機率（主動、被動、被迫）做出 該習慣。</text:p>
                        </text:list-item>
                        <text:list-item>
                          <text:p text:style-name="P44">該個體 有機率（很自然、毫無懷疑、自然而然、理所當然）做出 該習慣。</text:p>
                        </text:list-item>
                      </text:list>
                    </text:list-item>
                    <text:list-item>
                      <text:p text:style-name="P45">假定，該個體 是 該群體的 正常個體。</text:p>
                      <text:list>
                        <text:list-item>
                          <text:p text:style-name="P45">該個體（主動、被動、被迫）做出 該習慣。</text:p>
                        </text:list-item>
                        <text:list-item>
                          <text:p text:style-name="P45">該個體（很自然、毫無懷疑、自然而然、理所當然）做出 該習慣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本能型習俗、傳承型習俗。</text:p>
              <text:list>
                <text:list-item>
                  <text:p text:style-name="P46">明顯例子，假定，某一特定個體 生存、生活 在 某一特定群體。</text:p>
                  <text:list>
                    <text:list-item>
                      <text:p text:style-name="P46">該群體 的 明顯例子，國家、文化、文明。</text:p>
                    </text:list-item>
                    <text:list-item>
                      <text:p text:style-name="P46">假定，該個體 是 該群體的 正常個體。</text:p>
                    </text:list-item>
                    <text:list-item>
                      <text:p text:style-name="P58">（正常個體 的 相關描述在 <text:span text:style-name="T1">宗教</text:span> 文件群的 <text:span text:style-name="T1">信仰、信念、中心思想、世界觀、價值觀</text:span>）</text:p>
                    </text:list-item>
                    <text:list-item>
                      <text:p text:style-name="P47">假定，該個體的 本能 有 新陳代謝。</text:p>
                      <text:list>
                        <text:list-item>
                          <text:p text:style-name="P47">假定，該個體 會肚子餓、要吃東西補充能量。</text:p>
                        </text:list-item>
                        <text:list-item>
                          <text:p text:style-name="P46">該個體 覓食、找東西吃、吃東西 是 本能型習慣。</text:p>
                          <text:list>
                            <text:list-item>
                              <text:p text:style-name="P48">該個體 會（很自然、毫無懷疑、自然而然、理所當然）覓食、找東西吃、吃東西。</text:p>
                            </text:list-item>
                          </text:list>
                        </text:list-item>
                        <text:list-item>
                          <text:p text:style-name="P47">已知，該個體 是 該群體的 正常個體。</text:p>
                          <text:list>
                            <text:list-item>
                              <text:p text:style-name="P49">覓食、找東西吃、吃東西 是（該個體 的）本能型習慣。</text:p>
                            </text:list-item>
                            <text:list-item>
                              <text:p text:style-name="P49">覓食、找東西吃、吃東西（也）是（該群體 的）本能型習俗。</text:p>
                            </text:list-item>
                            <text:list-item>
                              <text:p text:style-name="P50">該群體的 其他個體（大多數）會（很自然、毫無懷疑）覓食、找東西吃、吃東西。</text:p>
                              <text:list>
                                <text:list-item>
                                  <text:p text:style-name="P51">大多數<text:span text:style-name="T12"> </text:span><text:span text:style-name="T10">↔</text:span><text:span text:style-name="T12"> 正常個體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2">假定，該個體的 傳承 有 只吃熟食、不吃生食。</text:p>
                      <text:list>
                        <text:list-item>
                          <text:p text:style-name="P53">該個體 加熱食物、煮熟食物、檢查食物有沒有熟 是 傳承型習慣。</text:p>
                        </text:list-item>
                        <text:list-item>
                          <text:p text:style-name="P54">已知，該個體 是 該群體的 正常個體。</text:p>
                          <text:list>
                            <text:list-item>
                              <text:p text:style-name="P55">加熱食物、煮熟食物、檢查食物有沒有熟 是（該個體 的）傳承型習慣。</text:p>
                            </text:list-item>
                            <text:list-item>
                              <text:p text:style-name="P55">加熱食物、煮熟食物、檢查食物有沒有熟（也）是（該群體 的）傳承型習俗。</text:p>
                            </text:list-item>
                            <text:list-item>
                              <text:p text:style-name="P56">該群體的 其他個體（大多數）會（很自然、毫無懷疑）加熱食物、煮熟食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8T07:41:29.390000000</dc:date>
    <meta:editing-duration>P16DT3H28M24S</meta:editing-duration>
    <meta:editing-cycles>15086</meta:editing-cycles>
    <meta:document-statistic meta:table-count="0" meta:image-count="0" meta:object-count="0" meta:page-count="1" meta:paragraph-count="104" meta:word-count="2520" meta:character-count="2920" meta:non-whitespace-character-count="2624"/>
  </office:meta>
</office:document-meta>
</file>